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0" style:family="paragraph" style:parent-style-name="Heading_20_1" style:list-style-name="WWNum5">
      <style:paragraph-properties fo:text-align="justify" style:justify-single-word="false"/>
    </style:style>
    <style:style style:name="P31" style:family="paragraph" style:parent-style-name="Heading_20_1" style:list-style-name="WWNum5"/>
    <style:style style:name="P32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3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Desarrollo Web en Entorno Cliente</text:span></text:p>
      <text:p text:style-name="P33"><text:bookmark text:name="_jg2jbypvbg4g"/><text:span text:style-name="T3">Guía de estudio UD 10. Javascript: del desarrollo clásico al desarrollo moderno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><text:span text:style-name="T5">Actualizado Octu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2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oft-page-break/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0</text:span><text:span text:style-name="T22">9</text:span><text:span text:style-name="T23">. Int</text:span><text:span text:style-name="T22">roducción a jQuery</text:span></text:p>
      <text:list xml:id="list2492761271" text:style-name="WWNum5">
        <text:list-item>
          <text:p text:style-name="P31"><text:bookmark text:name="_ge43nvu7ywtj"/>Fechas</text:p>
        </text:list-item>
      </text:list>
      <text:p text:style-name="P21">Desde 9/11/2020 al 15/11/2020. Esta unidad se imparte junto con la unidad 9.</text:p>
      <text:p text:style-name="P21">La duración del conjunto de unidades es de 1 semana (7 horas).</text:p>
      <text:list xml:id="list71524953234172" text:continue-numbering="true" text:style-name="WWNum5">
        <text:list-item>
          <text:p text:style-name="P31"><text:bookmark text:name="_4z7u29ivk38l"/>Conocimientos previos requeridos</text:p>
        </text:list-item>
      </text:list>
      <text:list xml:id="list3792467513" text:style-name="WWNum4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6">¡¡¡ Conocimientos de programación imprescindibles !!!</text:p>
        </text:list-item>
      </text:list>
      <text:list xml:id="list71524766623974" text:continue-list="list71524953234172" text:style-name="WWNum5">
        <text:list-item>
          <text:p text:style-name="P31"><text:bookmark text:name="_5jkjdtdhh7e"/>Objetivos</text:p>
        </text:list-item>
      </text:list>
      <text:list xml:id="list2598340281" text:style-name="WWNum2">
        <text:list-item>
          <text:p text:style-name="P28">Conocer como desarrollar Javascript al estilo moderno.</text:p>
        </text:list-item>
      </text:list>
      <text:list xml:id="list71522950728704" text:continue-list="list71524766623974" text:style-name="WWNum5">
        <text:list-item>
          <text:p text:style-name="P31"><text:bookmark text:name="_yi5niv80z62t"/>Contenidos</text:p>
        </text:list-item>
      </text:list>
      <text:list xml:id="list583624855" text:style-name="WWNum1">
        <text:list-item>
          <text:p text:style-name="P23">Webpack.</text:p>
        </text:list-item>
        <text:list-item>
          <text:p text:style-name="P25">Babel.</text:p>
        </text:list-item>
        <text:list-item>
          <text:p text:style-name="P27">ESLint.</text:p>
        </text:list-item>
      </text:list>
      <text:list xml:id="list71523441356807" text:continue-list="list71522950728704" text:style-name="WWNum5">
        <text:list-item>
          <text:p text:style-name="P31"><text:bookmark text:name="_pt4xoiz2fd92"/>Actividades</text:p>
        </text:list-item>
      </text:list>
      <text:p text:style-name="Standard">No hay actividades asociadas a esta unidad, pero hay que revisar los distintos ejemplo disponibles.</text:p>
      <text:list xml:id="list71523358013689" text:continue-numbering="true" text:style-name="WWNum5">
        <text:list-item>
          <text:p text:style-name="P31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71523308602805" text:continue-numbering="true" text:style-name="WWNum5">
        <text:list-item>
          <text:p text:style-name="P30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3521990371" text:style-name="WWNum3">
        <text:list-item>
          <text:p text:style-name="P29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9. </text:span><text:span text:style-name="MT2">Introducción a jQuery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9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3" meta:word-count="288" meta:character-count="1815" meta:non-whitespace-character-count="1581"/>
    <meta:generator>LibreOfficeDev/6.0.5.2$Linux_X86_64 LibreOffice_project/</meta:generator>
  </office:meta>
</office:document-meta>
</file>